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t_nicodg_sinfeedback_e_2022_05_17_22_03_53_out" table:style-name="ta1">
        <table:shapes>
          <draw:frame draw:z-index="0" draw:style-name="gr1" draw:text-style-name="P1" svg:width="1060.7pt" svg:height="441.98pt" svg:x="694.15pt" svg:y="9.44pt">
            <draw:object draw:notify-on-update-of-ranges="ft_nicodg_sinfeedback_e_2022_05_17_22_03_53_out.D1:ft_nicodg_sinfeedback_e_2022_05_17_22_03_53_out.D1 ft_nicodg_sinfeedback_e_2022_05_17_22_03_53_out.D2:ft_nicodg_sinfeedback_e_2022_05_17_22_03_53_out.D136 ft_nicodg_sinfeedback_e_2022_05_17_22_03_53_out.I1:ft_nicodg_sinfeedback_e_2022_05_17_22_03_53_out.I1 ft_nicodg_sinfeedback_e_2022_05_17_22_03_53_out.I2:ft_nicodg_sinfeedback_e_2022_05_17_22_03_53_out.I136 ft_nicodg_sinfeedback_e_2022_05_17_22_03_53_out.K1:ft_nicodg_sinfeedback_e_2022_05_17_22_03_53_out.K1 ft_nicodg_sinfeedback_e_2022_05_17_22_03_53_out.K2:ft_nicodg_sinfeedback_e_2022_05_17_22_03_53_out.K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42.81pt" svg:height="500.68pt" svg:x="705.06pt" svg:y="473.87pt">
            <draw:object draw:notify-on-update-of-ranges="ft_nicodg_sinfeedback_e_2022_05_17_22_03_53_out.I1:ft_nicodg_sinfeedback_e_2022_05_17_22_03_53_out.I1 ft_nicodg_sinfeedback_e_2022_05_17_22_03_53_out.I2:ft_nicodg_sinfeedback_e_2022_05_17_22_03_53_out.I136 ft_nicodg_sinfeedback_e_2022_05_17_22_03_53_out.L1:ft_nicodg_sinfeedback_e_2022_05_17_22_03_53_out.L1 ft_nicodg_sinfeedback_e_2022_05_17_22_03_53_out.L2:ft_nicodg_sinfeedback_e_2022_05_17_22_03_53_out.L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fuerza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  <table:table-cell office:value-type="string" calcext:value-type="string">
            <text:p>diferencia entre periodo reproducido y escucha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.691" calcext:value-type="float">
            <text:p>530.691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76.729" calcext:value-type="float">
            <text:p>476.729</text:p>
          </table:table-cell>
          <table:table-cell table:formula="of:=[.K2]-[.D2]" office:value-type="float" office:value="32.7289999999999" calcext:value-type="float">
            <text:p>32.728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.73" calcext:value-type="float">
            <text:p>530.73</text:p>
          </table:table-cell>
          <table:table-cell office:value-type="float" office:value="1049.57" calcext:value-type="float">
            <text:p>1049.57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518.84" calcext:value-type="float">
            <text:p>518.84</text:p>
          </table:table-cell>
          <table:table-cell table:formula="of:=[.K3]-[.D3]" office:value-type="float" office:value="74.8399999999999" calcext:value-type="float">
            <text:p>74.83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.067" calcext:value-type="float">
            <text:p>569.067</text:p>
          </table:table-cell>
          <table:table-cell office:value-type="float" office:value="1100.68" calcext:value-type="float">
            <text:p>1100.68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531.613" calcext:value-type="float">
            <text:p>531.613</text:p>
          </table:table-cell>
          <table:table-cell table:formula="of:=[.K4]-[.D4]" office:value-type="float" office:value="87.6130000000001" calcext:value-type="float">
            <text:p>87.613000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3.801" calcext:value-type="float">
            <text:p>573.801</text:p>
          </table:table-cell>
          <table:table-cell office:value-type="float" office:value="1148.33" calcext:value-type="float">
            <text:p>1148.3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574.529" calcext:value-type="float">
            <text:p>574.529</text:p>
          </table:table-cell>
          <table:table-cell table:formula="of:=[.K5]-[.D5]" office:value-type="float" office:value="130.529" calcext:value-type="float">
            <text:p>130.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.898" calcext:value-type="float">
            <text:p>440.898</text:p>
          </table:table-cell>
          <table:table-cell office:value-type="float" office:value="1004.79" calcext:value-type="float">
            <text:p>1004.79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563.892" calcext:value-type="float">
            <text:p>563.892</text:p>
          </table:table-cell>
          <table:table-cell table:formula="of:=[.K6]-[.D6]" office:value-type="float" office:value="119.892" calcext:value-type="float">
            <text:p>119.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.853" calcext:value-type="float">
            <text:p>485.853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519.797" calcext:value-type="float">
            <text:p>519.797</text:p>
          </table:table-cell>
          <table:table-cell table:formula="of:=[.K7]-[.D7]" office:value-type="float" office:value="75.797" calcext:value-type="float">
            <text:p>75.7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0.05" calcext:value-type="float">
            <text:p>480.05</text:p>
          </table:table-cell>
          <table:table-cell office:value-type="float" office:value="1040.35" calcext:value-type="float">
            <text:p>1040.35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560.3" calcext:value-type="float">
            <text:p>560.3</text:p>
          </table:table-cell>
          <table:table-cell table:formula="of:=[.K8]-[.D8]" office:value-type="float" office:value="116.3" calcext:value-type="float">
            <text:p>116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.555" calcext:value-type="float">
            <text:p>440.555</text:p>
          </table:table-cell>
          <table:table-cell office:value-type="float" office:value="906.361" calcext:value-type="float">
            <text:p>906.361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465.806" calcext:value-type="float">
            <text:p>465.806</text:p>
          </table:table-cell>
          <table:table-cell table:formula="of:=[.K9]-[.D9]" office:value-type="float" office:value="21.806" calcext:value-type="float">
            <text:p>21.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.621" calcext:value-type="float">
            <text:p>385.621</text:p>
          </table:table-cell>
          <table:table-cell office:value-type="float" office:value="936.971" calcext:value-type="float">
            <text:p>936.971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551.35" calcext:value-type="float">
            <text:p>551.35</text:p>
          </table:table-cell>
          <table:table-cell table:formula="of:=[.K10]-[.D10]" office:value-type="float" office:value="107.35" calcext:value-type="float">
            <text:p>107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3.264" calcext:value-type="float">
            <text:p>483.264</text:p>
          </table:table-cell>
          <table:table-cell office:value-type="float" office:value="1002.74" calcext:value-type="float">
            <text:p>1002.74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519.476" calcext:value-type="float">
            <text:p>519.476</text:p>
          </table:table-cell>
          <table:table-cell table:formula="of:=[.K11]-[.D11]" office:value-type="float" office:value="75.476" calcext:value-type="float">
            <text:p>75.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.492" calcext:value-type="float">
            <text:p>338.492</text:p>
          </table:table-cell>
          <table:table-cell office:value-type="float" office:value="912.935" calcext:value-type="float">
            <text:p>912.935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]-[.B12]" office:value-type="float" office:value="574.443" calcext:value-type="float">
            <text:p>574.443</text:p>
          </table:table-cell>
          <table:table-cell table:formula="of:=[.K12]-[.D12]" office:value-type="float" office:value="130.443" calcext:value-type="float">
            <text:p>130.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6.412" calcext:value-type="float">
            <text:p>436.412</text:p>
          </table:table-cell>
          <table:table-cell office:value-type="float" office:value="1001.44" calcext:value-type="float">
            <text:p>1001.44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B13]" office:value-type="float" office:value="565.028" calcext:value-type="float">
            <text:p>565.028</text:p>
          </table:table-cell>
          <table:table-cell table:formula="of:=[.K13]-[.D13]" office:value-type="float" office:value="121.028" calcext:value-type="float">
            <text:p>121.0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4.861" calcext:value-type="float">
            <text:p>454.861</text:p>
          </table:table-cell>
          <table:table-cell office:value-type="float" office:value="1029.15" calcext:value-type="float">
            <text:p>1029.15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-[.B14]" office:value-type="float" office:value="574.289" calcext:value-type="float">
            <text:p>574.289</text:p>
          </table:table-cell>
          <table:table-cell table:formula="of:=[.K14]-[.D14]" office:value-type="float" office:value="130.289" calcext:value-type="float">
            <text:p>130.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.334" calcext:value-type="float">
            <text:p>515.334</text:p>
          </table:table-cell>
          <table:table-cell office:value-type="float" office:value="1025.9" calcext:value-type="float">
            <text:p>1025.9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510.566" calcext:value-type="float">
            <text:p>510.566</text:p>
          </table:table-cell>
          <table:table-cell table:formula="of:=[.K15]-[.D15]" office:value-type="float" office:value="66.5660000000001" calcext:value-type="float">
            <text:p>66.5660000000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7.52" calcext:value-type="float">
            <text:p>527.52</text:p>
          </table:table-cell>
          <table:table-cell office:value-type="float" office:value="1120.63" calcext:value-type="float">
            <text:p>1120.6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]-[.B16]" office:value-type="float" office:value="593.11" calcext:value-type="float">
            <text:p>593.11</text:p>
          </table:table-cell>
          <table:table-cell table:formula="of:=[.K16]-[.D16]"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8.366" calcext:value-type="float">
            <text:p>478.366</text:p>
          </table:table-cell>
          <table:table-cell office:value-type="float" office:value="1179.63" calcext:value-type="float">
            <text:p>1179.6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7]-[.B17]" office:value-type="float" office:value="701.264" calcext:value-type="float">
            <text:p>701.264</text:p>
          </table:table-cell>
          <table:table-cell table:formula="of:=[.K17]-[.D17]" office:value-type="float" office:value="257.264" calcext:value-type="float">
            <text:p>257.2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8.605" calcext:value-type="float">
            <text:p>398.605</text:p>
          </table:table-cell>
          <table:table-cell office:value-type="float" office:value="957.444" calcext:value-type="float">
            <text:p>957.44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8]-[.B18]" office:value-type="float" office:value="558.839" calcext:value-type="float">
            <text:p>558.839</text:p>
          </table:table-cell>
          <table:table-cell table:formula="of:=[.K18]-[.D18]" office:value-type="float" office:value="114.839" calcext:value-type="float">
            <text:p>114.8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0.383" calcext:value-type="float">
            <text:p>430.383</text:p>
          </table:table-cell>
          <table:table-cell office:value-type="float" office:value="1641.21" calcext:value-type="float">
            <text:p>1641.2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9]-[.B19]" office:value-type="float" office:value="1210.827" calcext:value-type="float">
            <text:p>1210.827</text:p>
          </table:table-cell>
          <table:table-cell table:formula="of:=[.K19]-[.D19]" office:value-type="float" office:value="766.827" calcext:value-type="float">
            <text:p>766.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1.651" calcext:value-type="float">
            <text:p>431.651</text:p>
          </table:table-cell>
          <table:table-cell office:value-type="float" office:value="1011.45" calcext:value-type="float">
            <text:p>1011.4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0]-[.B20]" office:value-type="float" office:value="579.799" calcext:value-type="float">
            <text:p>579.799</text:p>
          </table:table-cell>
          <table:table-cell table:formula="of:=[.K20]-[.D20]" office:value-type="float" office:value="135.799" calcext:value-type="float">
            <text:p>135.7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0.36" calcext:value-type="float">
            <text:p>440.36</text:p>
          </table:table-cell>
          <table:table-cell office:value-type="float" office:value="878.985" calcext:value-type="float">
            <text:p>878.98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1]-[.B21]" office:value-type="float" office:value="438.625" calcext:value-type="float">
            <text:p>438.625</text:p>
          </table:table-cell>
          <table:table-cell table:formula="of:=[.K21]-[.D21]" office:value-type="float" office:value="-5.375" calcext:value-type="float">
            <text:p>-5.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.834" calcext:value-type="float">
            <text:p>465.834</text:p>
          </table:table-cell>
          <table:table-cell office:value-type="float" office:value="1109.62" calcext:value-type="float">
            <text:p>1109.6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2]-[.B22]" office:value-type="float" office:value="643.786" calcext:value-type="float">
            <text:p>643.786</text:p>
          </table:table-cell>
          <table:table-cell table:formula="of:=[.K22]-[.D22]" office:value-type="float" office:value="199.786" calcext:value-type="float">
            <text:p>199.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3.325" calcext:value-type="float">
            <text:p>383.325</text:p>
          </table:table-cell>
          <table:table-cell office:value-type="float" office:value="942.659" calcext:value-type="float">
            <text:p>942.65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3]-[.B23]" office:value-type="float" office:value="559.334" calcext:value-type="float">
            <text:p>559.334</text:p>
          </table:table-cell>
          <table:table-cell table:formula="of:=[.K23]-[.D23]" office:value-type="float" office:value="115.334" calcext:value-type="float">
            <text:p>115.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3.084" calcext:value-type="float">
            <text:p>453.084</text:p>
          </table:table-cell>
          <table:table-cell office:value-type="float" office:value="950.176" calcext:value-type="float">
            <text:p>950.17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4]-[.B24]" office:value-type="float" office:value="497.092" calcext:value-type="float">
            <text:p>497.092</text:p>
          </table:table-cell>
          <table:table-cell table:formula="of:=[.K24]-[.D24]" office:value-type="float" office:value="53.092" calcext:value-type="float">
            <text:p>53.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5.128" calcext:value-type="float">
            <text:p>375.128</text:p>
          </table:table-cell>
          <table:table-cell office:value-type="float" office:value="906.695" calcext:value-type="float">
            <text:p>906.69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5]-[.B25]" office:value-type="float" office:value="531.567" calcext:value-type="float">
            <text:p>531.567</text:p>
          </table:table-cell>
          <table:table-cell table:formula="of:=[.K25]-[.D25]" office:value-type="float" office:value="87.567" calcext:value-type="float">
            <text:p>87.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1.304" calcext:value-type="float">
            <text:p>431.304</text:p>
          </table:table-cell>
          <table:table-cell office:value-type="float" office:value="847.425" calcext:value-type="float">
            <text:p>847.42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6]-[.B26]" office:value-type="float" office:value="416.121" calcext:value-type="float">
            <text:p>416.121</text:p>
          </table:table-cell>
          <table:table-cell table:formula="of:=[.K26]-[.D26]" office:value-type="float" office:value="-27.879" calcext:value-type="float">
            <text:p>-27.8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9.366" calcext:value-type="float">
            <text:p>739.366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7]-[.B27]" office:value-type="float" office:value="527.474" calcext:value-type="float">
            <text:p>527.474</text:p>
          </table:table-cell>
          <table:table-cell table:formula="of:=[.K27]-[.D27]" office:value-type="float" office:value="83.4739999999999" calcext:value-type="float">
            <text:p>83.473999999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2.248" calcext:value-type="float">
            <text:p>512.248</text:p>
          </table:table-cell>
          <table:table-cell office:value-type="float" office:value="1049.88" calcext:value-type="float">
            <text:p>1049.8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8]-[.B28]" office:value-type="float" office:value="537.632" calcext:value-type="float">
            <text:p>537.632</text:p>
          </table:table-cell>
          <table:table-cell table:formula="of:=[.K28]-[.D28]" office:value-type="float" office:value="93.6320000000001" calcext:value-type="float">
            <text:p>93.63200000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9.84" calcext:value-type="float">
            <text:p>469.84</text:p>
          </table:table-cell>
          <table:table-cell office:value-type="float" office:value="900.697" calcext:value-type="float">
            <text:p>900.6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9]-[.B29]" office:value-type="float" office:value="430.857" calcext:value-type="float">
            <text:p>430.857</text:p>
          </table:table-cell>
          <table:table-cell table:formula="of:=[.K29]-[.D29]" office:value-type="float" office:value="-13.143" calcext:value-type="float">
            <text:p>-13.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.561" calcext:value-type="float">
            <text:p>454.561</text:p>
          </table:table-cell>
          <table:table-cell office:value-type="float" office:value="841.928" calcext:value-type="float">
            <text:p>841.92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0]-[.B30]" office:value-type="float" office:value="387.367" calcext:value-type="float">
            <text:p>387.367</text:p>
          </table:table-cell>
          <table:table-cell table:formula="of:=[.K30]-[.D30]" office:value-type="float" office:value="-56.633" calcext:value-type="float">
            <text:p>-56.6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8.33" calcext:value-type="float">
            <text:p>538.33</text:p>
          </table:table-cell>
          <table:table-cell office:value-type="float" office:value="975.404" calcext:value-type="float">
            <text:p>975.40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31]-[.B31]" office:value-type="float" office:value="437.074" calcext:value-type="float">
            <text:p>437.074</text:p>
          </table:table-cell>
          <table:table-cell table:formula="of:=[.K31]-[.D31]" office:value-type="float" office:value="-6.92600000000004" calcext:value-type="float">
            <text:p>-6.92600000000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6.503" calcext:value-type="float">
            <text:p>456.503</text:p>
          </table:table-cell>
          <table:table-cell office:value-type="float" office:value="874.115" calcext:value-type="float">
            <text:p>874.11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]-[.B32]" office:value-type="float" office:value="417.612" calcext:value-type="float">
            <text:p>417.612</text:p>
          </table:table-cell>
          <table:table-cell table:formula="of:=[.K32]-[.D32]" office:value-type="float" office:value="-26.388" calcext:value-type="float">
            <text:p>-26.3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3.115" calcext:value-type="float">
            <text:p>483.115</text:p>
          </table:table-cell>
          <table:table-cell office:value-type="float" office:value="997.859" calcext:value-type="float">
            <text:p>997.85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]-[.B33]" office:value-type="float" office:value="514.744" calcext:value-type="float">
            <text:p>514.744</text:p>
          </table:table-cell>
          <table:table-cell table:formula="of:=[.K33]-[.D33]" office:value-type="float" office:value="70.744" calcext:value-type="float">
            <text:p>70.7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8.097" calcext:value-type="float">
            <text:p>438.097</text:p>
          </table:table-cell>
          <table:table-cell office:value-type="float" office:value="1033.85" calcext:value-type="float">
            <text:p>1033.8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4]-[.B34]" office:value-type="float" office:value="595.753" calcext:value-type="float">
            <text:p>595.753</text:p>
          </table:table-cell>
          <table:table-cell table:formula="of:=[.K34]-[.D34]" office:value-type="float" office:value="151.753" calcext:value-type="float">
            <text:p>151.7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3.024" calcext:value-type="float">
            <text:p>513.024</text:p>
          </table:table-cell>
          <table:table-cell office:value-type="float" office:value="1013.64" calcext:value-type="float">
            <text:p>1013.6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5]-[.B35]" office:value-type="float" office:value="500.616" calcext:value-type="float">
            <text:p>500.616</text:p>
          </table:table-cell>
          <table:table-cell table:formula="of:=[.K35]-[.D35]" office:value-type="float" office:value="56.616" calcext:value-type="float">
            <text:p>56.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1.04" calcext:value-type="float">
            <text:p>441.04</text:p>
          </table:table-cell>
          <table:table-cell office:value-type="float" office:value="972.838" calcext:value-type="float">
            <text:p>972.83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6]-[.B36]" office:value-type="float" office:value="531.798" calcext:value-type="float">
            <text:p>531.798</text:p>
          </table:table-cell>
          <table:table-cell table:formula="of:=[.K36]-[.D36]" office:value-type="float" office:value="87.798" calcext:value-type="float">
            <text:p>87.7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0.497" calcext:value-type="float">
            <text:p>470.497</text:p>
          </table:table-cell>
          <table:table-cell office:value-type="float" office:value="961.075" calcext:value-type="float">
            <text:p>961.07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7]-[.B37]" office:value-type="float" office:value="490.578" calcext:value-type="float">
            <text:p>490.578</text:p>
          </table:table-cell>
          <table:table-cell table:formula="of:=[.K37]-[.D37]" office:value-type="float" office:value="46.578" calcext:value-type="float">
            <text:p>46.5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3.539" calcext:value-type="float">
            <text:p>543.539</text:p>
          </table:table-cell>
          <table:table-cell office:value-type="float" office:value="1128.03" calcext:value-type="float">
            <text:p>1128.0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-[.B38]" office:value-type="float" office:value="584.491" calcext:value-type="float">
            <text:p>584.491</text:p>
          </table:table-cell>
          <table:table-cell table:formula="of:=[.K38]-[.D38]" office:value-type="float" office:value="140.491" calcext:value-type="float">
            <text:p>140.4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0.043" calcext:value-type="float">
            <text:p>560.043</text:p>
          </table:table-cell>
          <table:table-cell office:value-type="float" office:value="1018.86" calcext:value-type="float">
            <text:p>1018.8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]-[.B39]" office:value-type="float" office:value="458.817" calcext:value-type="float">
            <text:p>458.817</text:p>
          </table:table-cell>
          <table:table-cell table:formula="of:=[.K39]-[.D39]" office:value-type="float" office:value="14.817" calcext:value-type="float">
            <text:p>14.8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0.23" calcext:value-type="float">
            <text:p>420.23</text:p>
          </table:table-cell>
          <table:table-cell office:value-type="float" office:value="933.567" calcext:value-type="float">
            <text:p>933.56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]-[.B40]" office:value-type="float" office:value="513.337" calcext:value-type="float">
            <text:p>513.337</text:p>
          </table:table-cell>
          <table:table-cell table:formula="of:=[.K40]-[.D40]" office:value-type="float" office:value="69.337" calcext:value-type="float">
            <text:p>69.3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4.771" calcext:value-type="float">
            <text:p>614.771</text:p>
          </table:table-cell>
          <table:table-cell office:value-type="float" office:value="1134.82" calcext:value-type="float">
            <text:p>1134.8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1]-[.B41]" office:value-type="float" office:value="520.049" calcext:value-type="float">
            <text:p>520.049</text:p>
          </table:table-cell>
          <table:table-cell table:formula="of:=[.K41]-[.D41]" office:value-type="float" office:value="76.049" calcext:value-type="float">
            <text:p>76.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8.16" calcext:value-type="float">
            <text:p>918.16</text:p>
          </table:table-cell>
          <table:table-cell office:value-type="float" office:value="1357.8" calcext:value-type="float">
            <text:p>1357.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]-[.B42]" office:value-type="float" office:value="439.64" calcext:value-type="float">
            <text:p>439.64</text:p>
          </table:table-cell>
          <table:table-cell table:formula="of:=[.K42]-[.D42]" office:value-type="float" office:value="-4.36000000000001" calcext:value-type="float">
            <text:p>-4.360000000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9.817" calcext:value-type="float">
            <text:p>559.817</text:p>
          </table:table-cell>
          <table:table-cell office:value-type="float" office:value="1073.24" calcext:value-type="float">
            <text:p>1073.2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]-[.B43]" office:value-type="float" office:value="513.423" calcext:value-type="float">
            <text:p>513.423</text:p>
          </table:table-cell>
          <table:table-cell table:formula="of:=[.K43]-[.D43]" office:value-type="float" office:value="69.423" calcext:value-type="float">
            <text:p>69.4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5.042" calcext:value-type="float">
            <text:p>515.042</text:p>
          </table:table-cell>
          <table:table-cell office:value-type="float" office:value="1009.12" calcext:value-type="float">
            <text:p>1009.1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]-[.B44]" office:value-type="float" office:value="494.078" calcext:value-type="float">
            <text:p>494.078</text:p>
          </table:table-cell>
          <table:table-cell table:formula="of:=[.K44]-[.D44]" office:value-type="float" office:value="50.078" calcext:value-type="float">
            <text:p>50.0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5.794" calcext:value-type="float">
            <text:p>565.794</text:p>
          </table:table-cell>
          <table:table-cell office:value-type="float" office:value="1086.73" calcext:value-type="float">
            <text:p>1086.7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5]-[.B45]" office:value-type="float" office:value="520.936" calcext:value-type="float">
            <text:p>520.936</text:p>
          </table:table-cell>
          <table:table-cell table:formula="of:=[.K45]-[.D45]" office:value-type="float" office:value="76.936" calcext:value-type="float">
            <text:p>76.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5.51" calcext:value-type="float">
            <text:p>535.51</text:p>
          </table:table-cell>
          <table:table-cell office:value-type="float" office:value="970.851" calcext:value-type="float">
            <text:p>970.85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]-[.B46]" office:value-type="float" office:value="435.341" calcext:value-type="float">
            <text:p>435.341</text:p>
          </table:table-cell>
          <table:table-cell table:formula="of:=[.K46]-[.D46]" office:value-type="float" office:value="-8.65899999999999" calcext:value-type="float">
            <text:p>-8.6589999999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7.614" calcext:value-type="float">
            <text:p>387.614</text:p>
          </table:table-cell>
          <table:table-cell office:value-type="float" office:value="787.487" calcext:value-type="float">
            <text:p>787.4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7]-[.B47]" office:value-type="float" office:value="399.873" calcext:value-type="float">
            <text:p>399.873</text:p>
          </table:table-cell>
          <table:table-cell table:formula="of:=[.K47]-[.D47]" office:value-type="float" office:value="-44.127" calcext:value-type="float">
            <text:p>-44.1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7.389" calcext:value-type="float">
            <text:p>397.389</text:p>
          </table:table-cell>
          <table:table-cell office:value-type="float" office:value="926.199" calcext:value-type="float">
            <text:p>926.19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8]-[.B48]" office:value-type="float" office:value="528.81" calcext:value-type="float">
            <text:p>528.81</text:p>
          </table:table-cell>
          <table:table-cell table:formula="of:=[.K48]-[.D48]" office:value-type="float" office:value="84.8099999999999" calcext:value-type="float">
            <text:p>84.80999999999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5.826" calcext:value-type="float">
            <text:p>505.826</text:p>
          </table:table-cell>
          <table:table-cell office:value-type="float" office:value="1091.64" calcext:value-type="float">
            <text:p>1091.6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9]-[.B49]" office:value-type="float" office:value="585.814" calcext:value-type="float">
            <text:p>585.814</text:p>
          </table:table-cell>
          <table:table-cell table:formula="of:=[.K49]-[.D49]" office:value-type="float" office:value="141.814" calcext:value-type="float">
            <text:p>141.8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1.635" calcext:value-type="float">
            <text:p>451.635</text:p>
          </table:table-cell>
          <table:table-cell office:value-type="float" office:value="972.424" calcext:value-type="float">
            <text:p>972.42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0]-[.B50]" office:value-type="float" office:value="520.789" calcext:value-type="float">
            <text:p>520.789</text:p>
          </table:table-cell>
          <table:table-cell table:formula="of:=[.K50]-[.D50]" office:value-type="float" office:value="76.789" calcext:value-type="float">
            <text:p>76.7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8.353" calcext:value-type="float">
            <text:p>508.35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1]-[.B51]" office:value-type="float" office:value="497.197" calcext:value-type="float">
            <text:p>497.197</text:p>
          </table:table-cell>
          <table:table-cell table:formula="of:=[.K51]-[.D51]" office:value-type="float" office:value="53.197" calcext:value-type="float">
            <text:p>53.1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4.842" calcext:value-type="float">
            <text:p>434.842</text:p>
          </table:table-cell>
          <table:table-cell office:value-type="float" office:value="911.135" calcext:value-type="float">
            <text:p>911.13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2]-[.B52]" office:value-type="float" office:value="476.293" calcext:value-type="float">
            <text:p>476.293</text:p>
          </table:table-cell>
          <table:table-cell table:formula="of:=[.K52]-[.D52]" office:value-type="float" office:value="32.293" calcext:value-type="float">
            <text:p>32.2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9.273" calcext:value-type="float">
            <text:p>559.273</text:p>
          </table:table-cell>
          <table:table-cell office:value-type="float" office:value="1059.86" calcext:value-type="float">
            <text:p>1059.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3]-[.B53]" office:value-type="float" office:value="500.587" calcext:value-type="float">
            <text:p>500.587</text:p>
          </table:table-cell>
          <table:table-cell table:formula="of:=[.K53]-[.D53]" office:value-type="float" office:value="56.5869999999999" calcext:value-type="float">
            <text:p>56.58699999999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9.386" calcext:value-type="float">
            <text:p>379.386</text:p>
          </table:table-cell>
          <table:table-cell office:value-type="float" office:value="914.269" calcext:value-type="float">
            <text:p>914.26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]-[.B54]" office:value-type="float" office:value="534.883" calcext:value-type="float">
            <text:p>534.883</text:p>
          </table:table-cell>
          <table:table-cell table:formula="of:=[.K54]-[.D54]" office:value-type="float" office:value="90.883" calcext:value-type="float">
            <text:p>90.8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.887" calcext:value-type="float">
            <text:p>442.887</text:p>
          </table:table-cell>
          <table:table-cell office:value-type="float" office:value="942.483" calcext:value-type="float">
            <text:p>942.48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5]-[.B55]" office:value-type="float" office:value="499.596" calcext:value-type="float">
            <text:p>499.596</text:p>
          </table:table-cell>
          <table:table-cell table:formula="of:=[.K55]-[.D55]" office:value-type="float" office:value="55.5959999999999" calcext:value-type="float">
            <text:p>55.5959999999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3.397" calcext:value-type="float">
            <text:p>233.397</text:p>
          </table:table-cell>
          <table:table-cell office:value-type="float" office:value="776.971" calcext:value-type="float">
            <text:p>776.97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6]-[.B56]" office:value-type="float" office:value="543.574" calcext:value-type="float">
            <text:p>543.574</text:p>
          </table:table-cell>
          <table:table-cell table:formula="of:=[.K56]-[.D56]" office:value-type="float" office:value="99.5740000000001" calcext:value-type="float">
            <text:p>99.574000000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8.408" calcext:value-type="float">
            <text:p>428.408</text:p>
          </table:table-cell>
          <table:table-cell office:value-type="float" office:value="1075.86" calcext:value-type="float">
            <text:p>1075.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7]-[.B57]" office:value-type="float" office:value="647.452" calcext:value-type="float">
            <text:p>647.452</text:p>
          </table:table-cell>
          <table:table-cell table:formula="of:=[.K57]-[.D57]" office:value-type="float" office:value="203.452" calcext:value-type="float">
            <text:p>203.4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2.324" calcext:value-type="float">
            <text:p>482.324</text:p>
          </table:table-cell>
          <table:table-cell office:value-type="float" office:value="947.731" calcext:value-type="float">
            <text:p>947.73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8]-[.B58]" office:value-type="float" office:value="465.407" calcext:value-type="float">
            <text:p>465.407</text:p>
          </table:table-cell>
          <table:table-cell table:formula="of:=[.K58]-[.D58]" office:value-type="float" office:value="21.407" calcext:value-type="float">
            <text:p>21.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8.038" calcext:value-type="float">
            <text:p>578.038</text:p>
          </table:table-cell>
          <table:table-cell office:value-type="float" office:value="1094.62" calcext:value-type="float">
            <text:p>1094.6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9]-[.B59]" office:value-type="float" office:value="516.582" calcext:value-type="float">
            <text:p>516.582</text:p>
          </table:table-cell>
          <table:table-cell table:formula="of:=[.K59]-[.D59]" office:value-type="float" office:value="72.5819999999999" calcext:value-type="float">
            <text:p>72.58199999999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7.88" calcext:value-type="float">
            <text:p>497.88</text:p>
          </table:table-cell>
          <table:table-cell office:value-type="float" office:value="1049.15" calcext:value-type="float">
            <text:p>1049.1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0]-[.B60]" office:value-type="float" office:value="551.27" calcext:value-type="float">
            <text:p>551.27</text:p>
          </table:table-cell>
          <table:table-cell table:formula="of:=[.K60]-[.D60]" office:value-type="float" office:value="107.27" calcext:value-type="float">
            <text:p>107.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6.535" calcext:value-type="float">
            <text:p>706.535</text:p>
          </table:table-cell>
          <table:table-cell office:value-type="float" office:value="1266.56" calcext:value-type="float">
            <text:p>1266.5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1]-[.B61]" office:value-type="float" office:value="560.025" calcext:value-type="float">
            <text:p>560.025</text:p>
          </table:table-cell>
          <table:table-cell table:formula="of:=[.K61]-[.D61]" office:value-type="float" office:value="116.025" calcext:value-type="float">
            <text:p>116.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7.568" calcext:value-type="float">
            <text:p>547.568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679.282" calcext:value-type="float">
            <text:p>679.282</text:p>
          </table:table-cell>
          <table:table-cell table:formula="of:=[.K62]-[.D62]" office:value-type="float" office:value="235.282" calcext:value-type="float">
            <text:p>235.2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3.088" calcext:value-type="float">
            <text:p>513.088</text:p>
          </table:table-cell>
          <table:table-cell office:value-type="float" office:value="1127.88" calcext:value-type="float">
            <text:p>1127.8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614.792" calcext:value-type="float">
            <text:p>614.792</text:p>
          </table:table-cell>
          <table:table-cell table:formula="of:=[.K63]-[.D63]" office:value-type="float" office:value="170.792" calcext:value-type="float">
            <text:p>170.7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0.048" calcext:value-type="float">
            <text:p>340.048</text:p>
          </table:table-cell>
          <table:table-cell office:value-type="float" office:value="973.054" calcext:value-type="float">
            <text:p>973.05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633.006" calcext:value-type="float">
            <text:p>633.006</text:p>
          </table:table-cell>
          <table:table-cell table:formula="of:=[.K64]-[.D64]" office:value-type="float" office:value="189.006" calcext:value-type="float">
            <text:p>189.0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3.579" calcext:value-type="float">
            <text:p>463.579</text:p>
          </table:table-cell>
          <table:table-cell office:value-type="float" office:value="1117.85" calcext:value-type="float">
            <text:p>1117.8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654.271" calcext:value-type="float">
            <text:p>654.271</text:p>
          </table:table-cell>
          <table:table-cell table:formula="of:=[.K65]-[.D65]" office:value-type="float" office:value="210.271" calcext:value-type="float">
            <text:p>210.2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0.19" calcext:value-type="float">
            <text:p>530.19</text:p>
          </table:table-cell>
          <table:table-cell office:value-type="float" office:value="1158.64" calcext:value-type="float">
            <text:p>1158.6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628.45" calcext:value-type="float">
            <text:p>628.45</text:p>
          </table:table-cell>
          <table:table-cell table:formula="of:=[.K66]-[.D66]" office:value-type="float" office:value="184.45" calcext:value-type="float">
            <text:p>184.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0.673" calcext:value-type="float">
            <text:p>530.673</text:p>
          </table:table-cell>
          <table:table-cell office:value-type="float" office:value="1195.68" calcext:value-type="float">
            <text:p>1195.6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665.007" calcext:value-type="float">
            <text:p>665.007</text:p>
          </table:table-cell>
          <table:table-cell table:formula="of:=[.K67]-[.D67]" office:value-type="float" office:value="221.007" calcext:value-type="float">
            <text:p>221.0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0.304" calcext:value-type="float">
            <text:p>510.304</text:p>
          </table:table-cell>
          <table:table-cell office:value-type="float" office:value="1199.56" calcext:value-type="float">
            <text:p>1199.5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689.256" calcext:value-type="float">
            <text:p>689.256</text:p>
          </table:table-cell>
          <table:table-cell table:formula="of:=[.K68]-[.D68]" office:value-type="float" office:value="245.256" calcext:value-type="float">
            <text:p>245.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6.575" calcext:value-type="float">
            <text:p>486.575</text:p>
          </table:table-cell>
          <table:table-cell office:value-type="float" office:value="1060.67" calcext:value-type="float">
            <text:p>1060.6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574.095" calcext:value-type="float">
            <text:p>574.095</text:p>
          </table:table-cell>
          <table:table-cell table:formula="of:=[.K69]-[.D69]" office:value-type="float" office:value="130.095" calcext:value-type="float">
            <text:p>130.0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7.585" calcext:value-type="float">
            <text:p>477.585</text:p>
          </table:table-cell>
          <table:table-cell office:value-type="float" office:value="1165.09" calcext:value-type="float">
            <text:p>1165.0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687.505" calcext:value-type="float">
            <text:p>687.505</text:p>
          </table:table-cell>
          <table:table-cell table:formula="of:=[.K70]-[.D70]" office:value-type="float" office:value="243.505" calcext:value-type="float">
            <text:p>243.5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4.538" calcext:value-type="float">
            <text:p>604.538</text:p>
          </table:table-cell>
          <table:table-cell office:value-type="float" office:value="1374.79" calcext:value-type="float">
            <text:p>1374.7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770.252" calcext:value-type="float">
            <text:p>770.252</text:p>
          </table:table-cell>
          <table:table-cell table:formula="of:=[.K71]-[.D71]" office:value-type="float" office:value="326.252" calcext:value-type="float">
            <text:p>326.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2.872" calcext:value-type="float">
            <text:p>512.872</text:p>
          </table:table-cell>
          <table:table-cell office:value-type="float" office:value="1325.34" calcext:value-type="float">
            <text:p>1325.3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812.468" calcext:value-type="float">
            <text:p>812.468</text:p>
          </table:table-cell>
          <table:table-cell table:formula="of:=[.K72]-[.D72]" office:value-type="float" office:value="368.468" calcext:value-type="float">
            <text:p>368.4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6.616" calcext:value-type="float">
            <text:p>476.616</text:p>
          </table:table-cell>
          <table:table-cell office:value-type="float" office:value="1240.85" calcext:value-type="float">
            <text:p>1240.8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764.234" calcext:value-type="float">
            <text:p>764.234</text:p>
          </table:table-cell>
          <table:table-cell table:formula="of:=[.K73]-[.D73]" office:value-type="float" office:value="320.234" calcext:value-type="float">
            <text:p>320.2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7.612" calcext:value-type="float">
            <text:p>517.612</text:p>
          </table:table-cell>
          <table:table-cell office:value-type="float" office:value="1151.56" calcext:value-type="float">
            <text:p>1151.5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633.948" calcext:value-type="float">
            <text:p>633.948</text:p>
          </table:table-cell>
          <table:table-cell table:formula="of:=[.K74]-[.D74]" office:value-type="float" office:value="189.948" calcext:value-type="float">
            <text:p>189.9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.467" calcext:value-type="float">
            <text:p>500.467</text:p>
          </table:table-cell>
          <table:table-cell office:value-type="float" office:value="1132.2" calcext:value-type="float">
            <text:p>1132.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631.733" calcext:value-type="float">
            <text:p>631.733</text:p>
          </table:table-cell>
          <table:table-cell table:formula="of:=[.K75]-[.D75]" office:value-type="float" office:value="187.733" calcext:value-type="float">
            <text:p>187.7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90.645" calcext:value-type="float">
            <text:p>490.645</text:p>
          </table:table-cell>
          <table:table-cell office:value-type="float" office:value="1204.9" calcext:value-type="float">
            <text:p>1204.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714.255" calcext:value-type="float">
            <text:p>714.255</text:p>
          </table:table-cell>
          <table:table-cell table:formula="of:=[.K76]-[.D76]" office:value-type="float" office:value="270.255" calcext:value-type="float">
            <text:p>270.2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6.766" calcext:value-type="float">
            <text:p>496.766</text:p>
          </table:table-cell>
          <table:table-cell office:value-type="float" office:value="1111.33" calcext:value-type="float">
            <text:p>1111.3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614.564" calcext:value-type="float">
            <text:p>614.564</text:p>
          </table:table-cell>
          <table:table-cell table:formula="of:=[.K77]-[.D77]" office:value-type="float" office:value="170.564" calcext:value-type="float">
            <text:p>170.5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0.286" calcext:value-type="float">
            <text:p>590.286</text:p>
          </table:table-cell>
          <table:table-cell office:value-type="float" office:value="1098.09" calcext:value-type="float">
            <text:p>1098.0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507.804" calcext:value-type="float">
            <text:p>507.804</text:p>
          </table:table-cell>
          <table:table-cell table:formula="of:=[.K78]-[.D78]" office:value-type="float" office:value="63.804" calcext:value-type="float">
            <text:p>63.8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0.247" calcext:value-type="float">
            <text:p>470.247</text:p>
          </table:table-cell>
          <table:table-cell office:value-type="float" office:value="1019.28" calcext:value-type="float">
            <text:p>1019.2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549.033" calcext:value-type="float">
            <text:p>549.033</text:p>
          </table:table-cell>
          <table:table-cell table:formula="of:=[.K79]-[.D79]" office:value-type="float" office:value="105.033" calcext:value-type="float">
            <text:p>105.0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8.136" calcext:value-type="float">
            <text:p>518.136</text:p>
          </table:table-cell>
          <table:table-cell office:value-type="float" office:value="1071.96" calcext:value-type="float">
            <text:p>1071.9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553.824" calcext:value-type="float">
            <text:p>553.824</text:p>
          </table:table-cell>
          <table:table-cell table:formula="of:=[.K80]-[.D80]" office:value-type="float" office:value="109.824" calcext:value-type="float">
            <text:p>109.8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7.592" calcext:value-type="float">
            <text:p>437.592</text:p>
          </table:table-cell>
          <table:table-cell office:value-type="float" office:value="940.894" calcext:value-type="float">
            <text:p>940.89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503.302" calcext:value-type="float">
            <text:p>503.302</text:p>
          </table:table-cell>
          <table:table-cell table:formula="of:=[.K81]-[.D81]" office:value-type="float" office:value="59.302" calcext:value-type="float">
            <text:p>59.3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0.441" calcext:value-type="float">
            <text:p>460.441</text:p>
          </table:table-cell>
          <table:table-cell office:value-type="float" office:value="1010.52" calcext:value-type="float">
            <text:p>1010.5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550.079" calcext:value-type="float">
            <text:p>550.079</text:p>
          </table:table-cell>
          <table:table-cell table:formula="of:=[.K82]-[.D82]" office:value-type="float" office:value="106.079" calcext:value-type="float">
            <text:p>106.0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6.93" calcext:value-type="float">
            <text:p>466.93</text:p>
          </table:table-cell>
          <table:table-cell office:value-type="float" office:value="953.682" calcext:value-type="float">
            <text:p>953.68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86.752" calcext:value-type="float">
            <text:p>486.752</text:p>
          </table:table-cell>
          <table:table-cell table:formula="of:=[.K83]-[.D83]" office:value-type="float" office:value="42.752" calcext:value-type="float">
            <text:p>42.7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7.573" calcext:value-type="float">
            <text:p>597.573</text:p>
          </table:table-cell>
          <table:table-cell office:value-type="float" office:value="1218.04" calcext:value-type="float">
            <text:p>1218.0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620.467" calcext:value-type="float">
            <text:p>620.467</text:p>
          </table:table-cell>
          <table:table-cell table:formula="of:=[.K84]-[.D84]" office:value-type="float" office:value="176.467" calcext:value-type="float">
            <text:p>176.4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369" calcext:value-type="float">
            <text:p>545.369</text:p>
          </table:table-cell>
          <table:table-cell office:value-type="float" office:value="1150.86" calcext:value-type="float">
            <text:p>1150.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605.491" calcext:value-type="float">
            <text:p>605.491</text:p>
          </table:table-cell>
          <table:table-cell table:formula="of:=[.K85]-[.D85]" office:value-type="float" office:value="161.491" calcext:value-type="float">
            <text:p>161.4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6.576" calcext:value-type="float">
            <text:p>476.576</text:p>
          </table:table-cell>
          <table:table-cell office:value-type="float" office:value="1081.87" calcext:value-type="float">
            <text:p>1081.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605.294" calcext:value-type="float">
            <text:p>605.294</text:p>
          </table:table-cell>
          <table:table-cell table:formula="of:=[.K86]-[.D86]" office:value-type="float" office:value="161.294" calcext:value-type="float">
            <text:p>161.2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2.79" calcext:value-type="float">
            <text:p>602.79</text:p>
          </table:table-cell>
          <table:table-cell office:value-type="float" office:value="1154.41" calcext:value-type="float">
            <text:p>1154.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551.62" calcext:value-type="float">
            <text:p>551.62</text:p>
          </table:table-cell>
          <table:table-cell table:formula="of:=[.K87]-[.D87]" office:value-type="float" office:value="107.62" calcext:value-type="float">
            <text:p>107.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2.352" calcext:value-type="float">
            <text:p>482.352</text:p>
          </table:table-cell>
          <table:table-cell office:value-type="float" office:value="1174.86" calcext:value-type="float">
            <text:p>1174.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692.508" calcext:value-type="float">
            <text:p>692.508</text:p>
          </table:table-cell>
          <table:table-cell table:formula="of:=[.K88]-[.D88]" office:value-type="float" office:value="248.508" calcext:value-type="float">
            <text:p>248.5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6.07" calcext:value-type="float">
            <text:p>506.07</text:p>
          </table:table-cell>
          <table:table-cell office:value-type="float" office:value="1193.07" calcext:value-type="float">
            <text:p>1193.0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687" calcext:value-type="float">
            <text:p>687</text:p>
          </table:table-cell>
          <table:table-cell table:formula="of:=[.K89]-[.D89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6.078" calcext:value-type="float">
            <text:p>636.078</text:p>
          </table:table-cell>
          <table:table-cell office:value-type="float" office:value="1276.59" calcext:value-type="float">
            <text:p>1276.5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640.512" calcext:value-type="float">
            <text:p>640.512</text:p>
          </table:table-cell>
          <table:table-cell table:formula="of:=[.K90]-[.D90]" office:value-type="float" office:value="196.512" calcext:value-type="float">
            <text:p>196.5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5.627" calcext:value-type="float">
            <text:p>495.627</text:p>
          </table:table-cell>
          <table:table-cell office:value-type="float" office:value="1174.13" calcext:value-type="float">
            <text:p>1174.1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678.503" calcext:value-type="float">
            <text:p>678.503</text:p>
          </table:table-cell>
          <table:table-cell table:formula="of:=[.K91]-[.D91]" office:value-type="float" office:value="234.503" calcext:value-type="float">
            <text:p>234.5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.827" calcext:value-type="float">
            <text:p>448.827</text:p>
          </table:table-cell>
          <table:table-cell office:value-type="float" office:value="937.912" calcext:value-type="float">
            <text:p>937.91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489.085" calcext:value-type="float">
            <text:p>489.085</text:p>
          </table:table-cell>
          <table:table-cell table:formula="of:=[.K92]-[.D92]" office:value-type="float" office:value="45.085" calcext:value-type="float">
            <text:p>45.0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3.63" calcext:value-type="float">
            <text:p>1133.63</text:p>
          </table:table-cell>
          <table:table-cell office:value-type="float" office:value="1619.73" calcext:value-type="float">
            <text:p>1619.7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486.1" calcext:value-type="float">
            <text:p>486.1</text:p>
          </table:table-cell>
          <table:table-cell table:formula="of:=[.K93]-[.D93]" office:value-type="float" office:value="42.0999999999999" calcext:value-type="float">
            <text:p>42.0999999999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5.94" calcext:value-type="float">
            <text:p>535.94</text:p>
          </table:table-cell>
          <table:table-cell office:value-type="float" office:value="1210.56" calcext:value-type="float">
            <text:p>1210.5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674.62" calcext:value-type="float">
            <text:p>674.62</text:p>
          </table:table-cell>
          <table:table-cell table:formula="of:=[.K94]-[.D94]" office:value-type="float" office:value="230.62" calcext:value-type="float">
            <text:p>230.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1.416" calcext:value-type="float">
            <text:p>921.416</text:p>
          </table:table-cell>
          <table:table-cell office:value-type="float" office:value="1493.96" calcext:value-type="float">
            <text:p>1493.9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572.544" calcext:value-type="float">
            <text:p>572.544</text:p>
          </table:table-cell>
          <table:table-cell table:formula="of:=[.K95]-[.D95]" office:value-type="float" office:value="128.544" calcext:value-type="float">
            <text:p>128.5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2.338" calcext:value-type="float">
            <text:p>482.338</text:p>
          </table:table-cell>
          <table:table-cell office:value-type="float" office:value="1004.89" calcext:value-type="float">
            <text:p>1004.8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522.552" calcext:value-type="float">
            <text:p>522.552</text:p>
          </table:table-cell>
          <table:table-cell table:formula="of:=[.K96]-[.D96]" office:value-type="float" office:value="78.5519999999999" calcext:value-type="float">
            <text:p>78.5519999999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6.068" calcext:value-type="float">
            <text:p>746.068</text:p>
          </table:table-cell>
          <table:table-cell office:value-type="float" office:value="1343.07" calcext:value-type="float">
            <text:p>1343.0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597.002" calcext:value-type="float">
            <text:p>597.002</text:p>
          </table:table-cell>
          <table:table-cell table:formula="of:=[.K97]-[.D97]" office:value-type="float" office:value="153.002" calcext:value-type="float">
            <text:p>153.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5.905" calcext:value-type="float">
            <text:p>475.905</text:p>
          </table:table-cell>
          <table:table-cell office:value-type="float" office:value="1040.46" calcext:value-type="float">
            <text:p>1040.4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564.555" calcext:value-type="float">
            <text:p>564.555</text:p>
          </table:table-cell>
          <table:table-cell table:formula="of:=[.K98]-[.D98]" office:value-type="float" office:value="120.555" calcext:value-type="float">
            <text:p>120.5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4.896" calcext:value-type="float">
            <text:p>474.896</text:p>
          </table:table-cell>
          <table:table-cell office:value-type="float" office:value="1008.14" calcext:value-type="float">
            <text:p>1008.1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533.244" calcext:value-type="float">
            <text:p>533.244</text:p>
          </table:table-cell>
          <table:table-cell table:formula="of:=[.K99]-[.D99]" office:value-type="float" office:value="89.2439999999999" calcext:value-type="float">
            <text:p>89.24399999999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5.576" calcext:value-type="float">
            <text:p>485.576</text:p>
          </table:table-cell>
          <table:table-cell office:value-type="float" office:value="973.628" calcext:value-type="float">
            <text:p>973.62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488.052" calcext:value-type="float">
            <text:p>488.052</text:p>
          </table:table-cell>
          <table:table-cell table:formula="of:=[.K100]-[.D100]" office:value-type="float" office:value="44.052" calcext:value-type="float">
            <text:p>44.0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8.51" calcext:value-type="float">
            <text:p>928.51</text:p>
          </table:table-cell>
          <table:table-cell office:value-type="float" office:value="1505.72" calcext:value-type="float">
            <text:p>1505.7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577.21" calcext:value-type="float">
            <text:p>577.21</text:p>
          </table:table-cell>
          <table:table-cell table:formula="of:=[.K101]-[.D101]" office:value-type="float" office:value="133.21" calcext:value-type="float">
            <text:p>133.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3.072" calcext:value-type="float">
            <text:p>763.072</text:p>
          </table:table-cell>
          <table:table-cell office:value-type="float" office:value="1300.9" calcext:value-type="float">
            <text:p>1300.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537.828" calcext:value-type="float">
            <text:p>537.828</text:p>
          </table:table-cell>
          <table:table-cell table:formula="of:=[.K102]-[.D102]" office:value-type="float" office:value="93.8280000000001" calcext:value-type="float">
            <text:p>93.828000000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7.486" calcext:value-type="float">
            <text:p>917.486</text:p>
          </table:table-cell>
          <table:table-cell office:value-type="float" office:value="1461.85" calcext:value-type="float">
            <text:p>1461.8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544.364" calcext:value-type="float">
            <text:p>544.364</text:p>
          </table:table-cell>
          <table:table-cell table:formula="of:=[.K103]-[.D103]" office:value-type="float" office:value="100.364" calcext:value-type="float">
            <text:p>100.3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1.609" calcext:value-type="float">
            <text:p>421.609</text:p>
          </table:table-cell>
          <table:table-cell office:value-type="float" office:value="868.968" calcext:value-type="float">
            <text:p>868.96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447.359" calcext:value-type="float">
            <text:p>447.359</text:p>
          </table:table-cell>
          <table:table-cell table:formula="of:=[.K104]-[.D104]" office:value-type="float" office:value="3.35899999999998" calcext:value-type="float">
            <text:p>3.358999999999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3.847" calcext:value-type="float">
            <text:p>493.847</text:p>
          </table:table-cell>
          <table:table-cell office:value-type="float" office:value="1053.63" calcext:value-type="float">
            <text:p>1053.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559.783" calcext:value-type="float">
            <text:p>559.783</text:p>
          </table:table-cell>
          <table:table-cell table:formula="of:=[.K105]-[.D105]" office:value-type="float" office:value="115.783" calcext:value-type="float">
            <text:p>115.7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5.811" calcext:value-type="float">
            <text:p>475.811</text:p>
          </table:table-cell>
          <table:table-cell office:value-type="float" office:value="1068.1" calcext:value-type="float">
            <text:p>1068.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592.289" calcext:value-type="float">
            <text:p>592.289</text:p>
          </table:table-cell>
          <table:table-cell table:formula="of:=[.K106]-[.D106]" office:value-type="float" office:value="148.289" calcext:value-type="float">
            <text:p>148.2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0.001" calcext:value-type="float">
            <text:p>870.001</text:p>
          </table:table-cell>
          <table:table-cell office:value-type="float" office:value="1640.48" calcext:value-type="float">
            <text:p>1640.4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770.479" calcext:value-type="float">
            <text:p>770.479</text:p>
          </table:table-cell>
          <table:table-cell table:formula="of:=[.K107]-[.D107]" office:value-type="float" office:value="326.479" calcext:value-type="float">
            <text:p>326.4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9.121" calcext:value-type="float">
            <text:p>469.121</text:p>
          </table:table-cell>
          <table:table-cell office:value-type="float" office:value="858.655" calcext:value-type="float">
            <text:p>858.65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389.534" calcext:value-type="float">
            <text:p>389.534</text:p>
          </table:table-cell>
          <table:table-cell table:formula="of:=[.K108]-[.D108]" office:value-type="float" office:value="-54.466" calcext:value-type="float">
            <text:p>-54.4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3.519" calcext:value-type="float">
            <text:p>533.519</text:p>
          </table:table-cell>
          <table:table-cell office:value-type="float" office:value="950.626" calcext:value-type="float">
            <text:p>950.62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417.107" calcext:value-type="float">
            <text:p>417.107</text:p>
          </table:table-cell>
          <table:table-cell table:formula="of:=[.K109]-[.D109]" office:value-type="float" office:value="-26.893" calcext:value-type="float">
            <text:p>-26.8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4.356" calcext:value-type="float">
            <text:p>464.356</text:p>
          </table:table-cell>
          <table:table-cell office:value-type="float" office:value="1008.94" calcext:value-type="float">
            <text:p>1008.9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544.584" calcext:value-type="float">
            <text:p>544.584</text:p>
          </table:table-cell>
          <table:table-cell table:formula="of:=[.K110]-[.D110]" office:value-type="float" office:value="100.584" calcext:value-type="float">
            <text:p>100.5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6.615" calcext:value-type="float">
            <text:p>396.615</text:p>
          </table:table-cell>
          <table:table-cell office:value-type="float" office:value="880.447" calcext:value-type="float">
            <text:p>880.44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483.832" calcext:value-type="float">
            <text:p>483.832</text:p>
          </table:table-cell>
          <table:table-cell table:formula="of:=[.K111]-[.D111]" office:value-type="float" office:value="39.832" calcext:value-type="float">
            <text:p>39.8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3.586" calcext:value-type="float">
            <text:p>423.586</text:p>
          </table:table-cell>
          <table:table-cell office:value-type="float" office:value="903.444" calcext:value-type="float">
            <text:p>903.44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479.858" calcext:value-type="float">
            <text:p>479.858</text:p>
          </table:table-cell>
          <table:table-cell table:formula="of:=[.K112]-[.D112]" office:value-type="float" office:value="35.8579999999999" calcext:value-type="float">
            <text:p>35.85799999999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8.724" calcext:value-type="float">
            <text:p>828.724</text:p>
          </table:table-cell>
          <table:table-cell office:value-type="float" office:value="1321.42" calcext:value-type="float">
            <text:p>1321.4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492.696" calcext:value-type="float">
            <text:p>492.696</text:p>
          </table:table-cell>
          <table:table-cell table:formula="of:=[.K113]-[.D113]" office:value-type="float" office:value="48.696" calcext:value-type="float">
            <text:p>48.6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3.198" calcext:value-type="float">
            <text:p>973.198</text:p>
          </table:table-cell>
          <table:table-cell office:value-type="float" office:value="1642.2" calcext:value-type="float">
            <text:p>1642.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669.002" calcext:value-type="float">
            <text:p>669.002</text:p>
          </table:table-cell>
          <table:table-cell table:formula="of:=[.K114]-[.D114]" office:value-type="float" office:value="225.002" calcext:value-type="float">
            <text:p>225.0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5.88" calcext:value-type="float">
            <text:p>1155.88</text:p>
          </table:table-cell>
          <table:table-cell office:value-type="float" office:value="1597.28" calcext:value-type="float">
            <text:p>1597.2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441.4" calcext:value-type="float">
            <text:p>441.4</text:p>
          </table:table-cell>
          <table:table-cell table:formula="of:=[.K115]-[.D115]" office:value-type="float" office:value="-2.60000000000014" calcext:value-type="float">
            <text:p>-2.600000000000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3.243" calcext:value-type="float">
            <text:p>753.243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462.107" calcext:value-type="float">
            <text:p>462.107</text:p>
          </table:table-cell>
          <table:table-cell table:formula="of:=[.K116]-[.D116]" office:value-type="float" office:value="18.1069999999999" calcext:value-type="float">
            <text:p>18.10699999999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2.821" calcext:value-type="float">
            <text:p>502.821</text:p>
          </table:table-cell>
          <table:table-cell office:value-type="float" office:value="1046.4" calcext:value-type="float">
            <text:p>1046.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543.579" calcext:value-type="float">
            <text:p>543.579</text:p>
          </table:table-cell>
          <table:table-cell table:formula="of:=[.K117]-[.D117]" office:value-type="float" office:value="99.5790000000001" calcext:value-type="float">
            <text:p>99.57900000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22.046" calcext:value-type="float">
            <text:p>622.046</text:p>
          </table:table-cell>
          <table:table-cell office:value-type="float" office:value="1202.09" calcext:value-type="float">
            <text:p>1202.0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580.044" calcext:value-type="float">
            <text:p>580.044</text:p>
          </table:table-cell>
          <table:table-cell table:formula="of:=[.K118]-[.D118]" office:value-type="float" office:value="136.044" calcext:value-type="float">
            <text:p>136.0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6.753" calcext:value-type="float">
            <text:p>526.75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618.327" calcext:value-type="float">
            <text:p>618.327</text:p>
          </table:table-cell>
          <table:table-cell table:formula="of:=[.K119]-[.D119]" office:value-type="float" office:value="174.327" calcext:value-type="float">
            <text:p>174.3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0.632" calcext:value-type="float">
            <text:p>480.632</text:p>
          </table:table-cell>
          <table:table-cell office:value-type="float" office:value="1100.42" calcext:value-type="float">
            <text:p>1100.4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619.788" calcext:value-type="float">
            <text:p>619.788</text:p>
          </table:table-cell>
          <table:table-cell table:formula="of:=[.K120]-[.D120]" office:value-type="float" office:value="175.788" calcext:value-type="float">
            <text:p>175.7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1.707" calcext:value-type="float">
            <text:p>721.707</text:p>
          </table:table-cell>
          <table:table-cell office:value-type="float" office:value="1306.97" calcext:value-type="float">
            <text:p>1306.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585.263" calcext:value-type="float">
            <text:p>585.263</text:p>
          </table:table-cell>
          <table:table-cell table:formula="of:=[.K121]-[.D121]" office:value-type="float" office:value="141.263" calcext:value-type="float">
            <text:p>141.2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8.628" calcext:value-type="float">
            <text:p>458.628</text:p>
          </table:table-cell>
          <table:table-cell office:value-type="float" office:value="1012.15" calcext:value-type="float">
            <text:p>1012.1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553.522" calcext:value-type="float">
            <text:p>553.522</text:p>
          </table:table-cell>
          <table:table-cell table:formula="of:=[.K122]-[.D122]" office:value-type="float" office:value="109.522" calcext:value-type="float">
            <text:p>109.5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13.313" calcext:value-type="float">
            <text:p>713.313</text:p>
          </table:table-cell>
          <table:table-cell office:value-type="float" office:value="1287.8" calcext:value-type="float">
            <text:p>1287.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]-[.B123]" office:value-type="float" office:value="574.487" calcext:value-type="float">
            <text:p>574.487</text:p>
          </table:table-cell>
          <table:table-cell table:formula="of:=[.K123]-[.D123]" office:value-type="float" office:value="130.487" calcext:value-type="float">
            <text:p>130.4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96.837" calcext:value-type="float">
            <text:p>496.837</text:p>
          </table:table-cell>
          <table:table-cell office:value-type="float" office:value="1140.65" calcext:value-type="float">
            <text:p>1140.6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4]-[.B124]" office:value-type="float" office:value="643.813" calcext:value-type="float">
            <text:p>643.813</text:p>
          </table:table-cell>
          <table:table-cell table:formula="of:=[.K124]-[.D124]" office:value-type="float" office:value="199.813" calcext:value-type="float">
            <text:p>199.8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.602" calcext:value-type="float">
            <text:p>538.602</text:p>
          </table:table-cell>
          <table:table-cell office:value-type="float" office:value="1147.41" calcext:value-type="float">
            <text:p>1147.4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-[.B125]" office:value-type="float" office:value="608.808" calcext:value-type="float">
            <text:p>608.808</text:p>
          </table:table-cell>
          <table:table-cell table:formula="of:=[.K125]-[.D125]" office:value-type="float" office:value="164.808" calcext:value-type="float">
            <text:p>164.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1.12" calcext:value-type="float">
            <text:p>361.12</text:p>
          </table:table-cell>
          <table:table-cell office:value-type="float" office:value="931.544" calcext:value-type="float">
            <text:p>931.5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B126]" office:value-type="float" office:value="570.424" calcext:value-type="float">
            <text:p>570.424</text:p>
          </table:table-cell>
          <table:table-cell table:formula="of:=[.K126]-[.D126]" office:value-type="float" office:value="126.424" calcext:value-type="float">
            <text:p>126.4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6.838" calcext:value-type="float">
            <text:p>446.838</text:p>
          </table:table-cell>
          <table:table-cell office:value-type="float" office:value="936.479" calcext:value-type="float">
            <text:p>936.47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]-[.B127]" office:value-type="float" office:value="489.641" calcext:value-type="float">
            <text:p>489.641</text:p>
          </table:table-cell>
          <table:table-cell table:formula="of:=[.K127]-[.D127]" office:value-type="float" office:value="45.641" calcext:value-type="float">
            <text:p>45.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.562" calcext:value-type="float">
            <text:p>448.562</text:p>
          </table:table-cell>
          <table:table-cell office:value-type="float" office:value="923.657" calcext:value-type="float">
            <text:p>923.65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8]-[.B128]" office:value-type="float" office:value="475.095" calcext:value-type="float">
            <text:p>475.095</text:p>
          </table:table-cell>
          <table:table-cell table:formula="of:=[.K128]-[.D128]" office:value-type="float" office:value="31.095" calcext:value-type="float">
            <text:p>31.0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7.614" calcext:value-type="float">
            <text:p>427.614</text:p>
          </table:table-cell>
          <table:table-cell office:value-type="float" office:value="874.21" calcext:value-type="float">
            <text:p>874.2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9]-[.B129]" office:value-type="float" office:value="446.596" calcext:value-type="float">
            <text:p>446.596</text:p>
          </table:table-cell>
          <table:table-cell table:formula="of:=[.K129]-[.D129]" office:value-type="float" office:value="2.59600000000006" calcext:value-type="float">
            <text:p>2.596000000000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7.735" calcext:value-type="float">
            <text:p>437.735</text:p>
          </table:table-cell>
          <table:table-cell office:value-type="float" office:value="1018.41" calcext:value-type="float">
            <text:p>1018.4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0]-[.B130]" office:value-type="float" office:value="580.675" calcext:value-type="float">
            <text:p>580.675</text:p>
          </table:table-cell>
          <table:table-cell table:formula="of:=[.K130]-[.D130]" office:value-type="float" office:value="136.675" calcext:value-type="float">
            <text:p>136.6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6.732" calcext:value-type="float">
            <text:p>566.732</text:p>
          </table:table-cell>
          <table:table-cell office:value-type="float" office:value="1032.08" calcext:value-type="float">
            <text:p>1032.0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]-[.B131]" office:value-type="float" office:value="465.348" calcext:value-type="float">
            <text:p>465.348</text:p>
          </table:table-cell>
          <table:table-cell table:formula="of:=[.K131]-[.D131]" office:value-type="float" office:value="21.348" calcext:value-type="float">
            <text:p>21.3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4.584" calcext:value-type="float">
            <text:p>504.584</text:p>
          </table:table-cell>
          <table:table-cell office:value-type="float" office:value="980.621" calcext:value-type="float">
            <text:p>980.62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2]-[.B132]" office:value-type="float" office:value="476.037" calcext:value-type="float">
            <text:p>476.037</text:p>
          </table:table-cell>
          <table:table-cell table:formula="of:=[.K132]-[.D132]" office:value-type="float" office:value="32.037" calcext:value-type="float">
            <text:p>32.0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1.588" calcext:value-type="float">
            <text:p>401.588</text:p>
          </table:table-cell>
          <table:table-cell office:value-type="float" office:value="857.164" calcext:value-type="float">
            <text:p>857.16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3]-[.B133]" office:value-type="float" office:value="455.576" calcext:value-type="float">
            <text:p>455.576</text:p>
          </table:table-cell>
          <table:table-cell table:formula="of:=[.K133]-[.D133]" office:value-type="float" office:value="11.576" calcext:value-type="float">
            <text:p>11.5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40.569" calcext:value-type="float">
            <text:p>540.569</text:p>
          </table:table-cell>
          <table:table-cell office:value-type="float" office:value="1049.4" calcext:value-type="float">
            <text:p>1049.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4]-[.B134]" office:value-type="float" office:value="508.831" calcext:value-type="float">
            <text:p>508.831</text:p>
          </table:table-cell>
          <table:table-cell table:formula="of:=[.K134]-[.D134]" office:value-type="float" office:value="64.8310000000001" calcext:value-type="float">
            <text:p>64.83100000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61.647" calcext:value-type="float">
            <text:p>761.647</text:p>
          </table:table-cell>
          <table:table-cell office:value-type="float" office:value="1211.46" calcext:value-type="float">
            <text:p>1211.4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5]-[.B135]" office:value-type="float" office:value="449.813" calcext:value-type="float">
            <text:p>449.813</text:p>
          </table:table-cell>
          <table:table-cell table:formula="of:=[.K135]-[.D135]" office:value-type="float" office:value="5.81299999999999" calcext:value-type="float">
            <text:p>5.81299999999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7.181" calcext:value-type="float">
            <text:p>667.181</text:p>
          </table:table-cell>
          <table:table-cell office:value-type="float" office:value="1086.39" calcext:value-type="float">
            <text:p>1086.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]-[.B136]" office:value-type="float" office:value="419.209" calcext:value-type="float">
            <text:p>419.209</text:p>
          </table:table-cell>
          <table:table-cell table:formula="of:=[.K136]-[.D136]" office:value-type="float" office:value="-24.7909999999999" calcext:value-type="float">
            <text:p>-24.790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7T22:47:54.445234790</dc:date>
    <meta:editing-duration>PT20S</meta:editing-duration>
    <meta:editing-cycles>1</meta:editing-cycles>
    <meta:document-statistic meta:table-count="1" meta:cell-count="163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42cm" svg:height="15.593cm" xlink:href=".." xlink:type="simple" chart:class="chart:line" chart:style-name="ch1">
        <chart:subtitle svg:x="8.169cm" svg:y="0.446cm" chart:style-name="ch2">
          <text:p>Fuerzas: 
1: paper, 2: v, 3: -v, 6: rot(90)</text:p>
        </chart:subtitle>
        <chart:legend svg:x="2.321cm" svg:y="0cm" style:legend-expansion="custom" chartooo:width="4.715cm" chartooo:height="1.661cm" style:legend-expansion-aspect-ratio="2.83865141481035" chart:style-name="ch3"/>
        <chart:plot-area chart:style-name="ch4" table:cell-range-address="ft_nicodg_sinfeedback_e_2022_05_17_22_03_53_out.D1:ft_nicodg_sinfeedback_e_2022_05_17_22_03_53_out.D136 ft_nicodg_sinfeedback_e_2022_05_17_22_03_53_out.I1:ft_nicodg_sinfeedback_e_2022_05_17_22_03_53_out.I136 ft_nicodg_sinfeedback_e_2022_05_17_22_03_53_out.K1:ft_nicodg_sinfeedback_e_2022_05_17_22_03_53_out.K136" chart:data-source-has-labels="row" svg:x="0.748cm" svg:y="1.755cm" svg:width="35.924cm" svg:height="13.527cm">
          <chartooo:coordinate-region svg:x="1.74cm" svg:y="1.876cm" svg:width="34.495cm" svg:height="12.4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t_nicodg_sinfeedback_e_2022_05_17_22_03_53_out.D2:ft_nicodg_sinfeedback_e_2022_05_17_22_03_53_out.D136" chart:label-cell-address="ft_nicodg_sinfeedback_e_2022_05_17_22_03_53_out.D1:ft_nicodg_sinfeedback_e_2022_05_17_22_03_53_out.D1" chart:class="chart:line">
            <chart:data-point chart:repeated="135"/>
          </chart:series>
          <chart:series chart:attached-axis="secondary-y" chart:style-name="ch9" chart:values-cell-range-address="ft_nicodg_sinfeedback_e_2022_05_17_22_03_53_out.I2:ft_nicodg_sinfeedback_e_2022_05_17_22_03_53_out.I136" chart:label-cell-address="ft_nicodg_sinfeedback_e_2022_05_17_22_03_53_out.I1:ft_nicodg_sinfeedback_e_2022_05_17_22_03_53_out.I1" chart:class="chart:line">
            <chart:data-point chart:repeated="135"/>
          </chart:series>
          <chart:series chart:attached-axis="primary-y" chart:style-name="ch10" chart:values-cell-range-address="ft_nicodg_sinfeedback_e_2022_05_17_22_03_53_out.K2:ft_nicodg_sinfeedback_e_2022_05_17_22_03_53_out.K136" chart:label-cell-address="ft_nicodg_sinfeedback_e_2022_05_17_22_03_53_out.K1:ft_nicodg_sinfeedback_e_2022_05_17_22_03_53_out.K1" chart:class="chart:line">
            <chart:data-point chart:repeated="1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sinfeedback_e_2022_05_17_22_03_53_out.D1:ft_nicodg_sinfeedback_e_2022_05_17_22_03_53_out.D1</svg:desc>
                </draw:g>
              </table:table-cell>
              <table:table-cell office:value-type="string">
                <text:p>tipo fuerza</text:p>
                <draw:g>
                  <svg:desc>ft_nicodg_sinfeedback_e_2022_05_17_22_03_53_out.I1:ft_nicodg_sinfeedback_e_2022_05_17_22_03_53_out.I1</svg:desc>
                </draw:g>
              </table:table-cell>
              <table:table-cell office:value-type="string">
                <text:p>periodo reproducido</text:p>
                <draw:g>
                  <svg:desc>ft_nicodg_sinfeedback_e_2022_05_17_22_03_53_out.K1:ft_nicodg_sinfeedback_e_2022_05_17_22_03_53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sinfeedback_e_2022_05_17_22_03_53_out.D2:ft_nicodg_sinfeedback_e_2022_05_17_22_03_53_out.D136</svg:desc>
                </draw:g>
              </table:table-cell>
              <table:table-cell office:value-type="float" office:value="0">
                <text:p>0</text:p>
                <draw:g>
                  <svg:desc>ft_nicodg_sinfeedback_e_2022_05_17_22_03_53_out.I2:ft_nicodg_sinfeedback_e_2022_05_17_22_03_53_out.I136</svg:desc>
                </draw:g>
              </table:table-cell>
              <table:table-cell office:value-type="float" office:value="476.729">
                <text:p>476.729</text:p>
                <draw:g>
                  <svg:desc>ft_nicodg_sinfeedback_e_2022_05_17_22_03_53_out.K2:ft_nicodg_sinfeedback_e_2022_05_17_22_03_53_out.K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8.84">
                <text:p>5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1.613">
                <text:p>531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4.529">
                <text:p>574.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3.892">
                <text:p>563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9.797">
                <text:p>519.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0.3">
                <text:p>5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5.806">
                <text:p>465.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51.35">
                <text:p>551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9.476">
                <text:p>519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4.443">
                <text:p>574.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5.028">
                <text:p>565.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4.289">
                <text:p>574.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0.566">
                <text:p>510.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93.11">
                <text:p>593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701.264">
                <text:p>701.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58.839">
                <text:p>558.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210.827">
                <text:p>1210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79.799">
                <text:p>579.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8.625">
                <text:p>438.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43.786">
                <text:p>643.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59.334">
                <text:p>559.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97.092">
                <text:p>497.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1.567">
                <text:p>531.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16.121">
                <text:p>416.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27.474">
                <text:p>527.4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7.632">
                <text:p>537.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0.857">
                <text:p>430.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7.367">
                <text:p>387.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7.074">
                <text:p>437.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7.612">
                <text:p>417.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4.744">
                <text:p>514.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95.753">
                <text:p>595.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616">
                <text:p>500.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1.798">
                <text:p>531.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578">
                <text:p>490.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4.491">
                <text:p>584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8.817">
                <text:p>458.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3.337">
                <text:p>513.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049">
                <text:p>520.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9.64">
                <text:p>439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3.423">
                <text:p>513.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4.078">
                <text:p>494.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936">
                <text:p>520.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341">
                <text:p>435.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99.873">
                <text:p>399.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28.81">
                <text:p>528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85.814">
                <text:p>585.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20.789">
                <text:p>520.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7.197">
                <text:p>497.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76.293">
                <text:p>476.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00.587">
                <text:p>500.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34.883">
                <text:p>534.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596">
                <text:p>499.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43.574">
                <text:p>543.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647.452">
                <text:p>647.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65.407">
                <text:p>465.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16.582">
                <text:p>516.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51.27">
                <text:p>551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0.025">
                <text:p>560.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79.282">
                <text:p>679.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14.792">
                <text:p>614.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33.006">
                <text:p>633.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54.271">
                <text:p>654.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8.45">
                <text:p>628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65.007">
                <text:p>665.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89.256">
                <text:p>689.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4.095">
                <text:p>574.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87.505">
                <text:p>687.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770.252">
                <text:p>770.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812.468">
                <text:p>812.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764.234">
                <text:p>764.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33.948">
                <text:p>633.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31.733">
                <text:p>631.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714.255">
                <text:p>714.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14.564">
                <text:p>614.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07.804">
                <text:p>507.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49.033">
                <text:p>549.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53.824">
                <text:p>553.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03.302">
                <text:p>503.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50.079">
                <text:p>550.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86.752">
                <text:p>486.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20.467">
                <text:p>620.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05.491">
                <text:p>605.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05.294">
                <text:p>605.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51.62">
                <text:p>551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92.508">
                <text:p>692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40.512">
                <text:p>640.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678.503">
                <text:p>678.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9.085">
                <text:p>489.0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6.1">
                <text:p>486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74.62">
                <text:p>674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2.544">
                <text:p>572.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2.552">
                <text:p>522.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97.002">
                <text:p>597.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4.555">
                <text:p>564.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3.244">
                <text:p>533.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8.052">
                <text:p>488.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7.21">
                <text:p>577.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7.828">
                <text:p>537.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4.364">
                <text:p>544.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359">
                <text:p>447.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59.783">
                <text:p>559.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92.289">
                <text:p>592.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770.479">
                <text:p>770.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89.534">
                <text:p>389.5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17.107">
                <text:p>417.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44.584">
                <text:p>544.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83.832">
                <text:p>483.8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79.858">
                <text:p>479.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92.696">
                <text:p>492.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669.002">
                <text:p>669.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41.4">
                <text:p>441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62.107">
                <text:p>462.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43.579">
                <text:p>543.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80.044">
                <text:p>580.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618.327">
                <text:p>618.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619.788">
                <text:p>619.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85.263">
                <text:p>585.2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53.522">
                <text:p>553.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4.487">
                <text:p>574.4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43.813">
                <text:p>643.8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08.808">
                <text:p>608.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0.424">
                <text:p>570.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9.641">
                <text:p>489.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5.095">
                <text:p>475.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6.596">
                <text:p>446.5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0.675">
                <text:p>580.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5.348">
                <text:p>465.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037">
                <text:p>476.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5.576">
                <text:p>455.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8.831">
                <text:p>508.8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9.813">
                <text:p>449.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209">
                <text:p>419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789cm" svg:height="17.664cm" xlink:href=".." xlink:type="simple" chart:class="chart:line" chart:style-name="ch1">
        <chart:subtitle svg:x="13.685cm" svg:y="0.34cm" chart:style-name="ch2">
          <text:p>Fuerzas:
 1: paper, 2: v, 3: -v, 6: rot(90)</text:p>
        </chart:subtitle>
        <chart:legend svg:x="1.161cm" svg:y="0.246cm" style:legend-expansion="custom" chartooo:width="10.127cm" chartooo:height="1.095cm" style:legend-expansion-aspect-ratio="9.24840182648402" chart:style-name="ch3"/>
        <chart:plot-area chart:style-name="ch4" table:cell-range-address="ft_nicodg_sinfeedback_e_2022_05_17_22_03_53_out.I1:ft_nicodg_sinfeedback_e_2022_05_17_22_03_53_out.I136 ft_nicodg_sinfeedback_e_2022_05_17_22_03_53_out.L1:ft_nicodg_sinfeedback_e_2022_05_17_22_03_53_out.L136" chart:data-source-has-labels="row" svg:x="0.995cm" svg:y="1.603cm" svg:width="34.783cm" svg:height="15.734cm">
          <chartooo:coordinate-region svg:x="1.802cm" svg:y="1.803cm" svg:width="33.539cm" svg:height="15.3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ft_nicodg_sinfeedback_e_2022_05_17_22_03_53_out.I2:ft_nicodg_sinfeedback_e_2022_05_17_22_03_53_out.I136" chart:label-cell-address="ft_nicodg_sinfeedback_e_2022_05_17_22_03_53_out.I1:ft_nicodg_sinfeedback_e_2022_05_17_22_03_53_out.I1" chart:class="chart:line">
            <chart:data-point chart:repeated="135"/>
          </chart:series>
          <chart:series chart:attached-axis="primary-y" chart:style-name="ch10" chart:values-cell-range-address="ft_nicodg_sinfeedback_e_2022_05_17_22_03_53_out.L2:ft_nicodg_sinfeedback_e_2022_05_17_22_03_53_out.L136" chart:label-cell-address="ft_nicodg_sinfeedback_e_2022_05_17_22_03_53_out.L1:ft_nicodg_sinfeedback_e_2022_05_17_22_03_53_out.L1" chart:class="chart:line">
            <chart:data-point chart:repeated="1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o fuerza</text:p>
                <draw:g>
                  <svg:desc>ft_nicodg_sinfeedback_e_2022_05_17_22_03_53_out.I1:ft_nicodg_sinfeedback_e_2022_05_17_22_03_53_out.I1</svg:desc>
                </draw:g>
              </table:table-cell>
              <table:table-cell office:value-type="string">
                <text:p>diferencia entre periodo reproducido y escuchado</text:p>
                <draw:g>
                  <svg:desc>ft_nicodg_sinfeedback_e_2022_05_17_22_03_53_out.L1:ft_nicodg_sinfeedback_e_2022_05_17_22_03_53_out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t_nicodg_sinfeedback_e_2022_05_17_22_03_53_out.I2:ft_nicodg_sinfeedback_e_2022_05_17_22_03_53_out.I136</svg:desc>
                </draw:g>
              </table:table-cell>
              <table:table-cell office:value-type="float" office:value="32.7289999999999">
                <text:p>32.7289999999999</text:p>
                <draw:g>
                  <svg:desc>ft_nicodg_sinfeedback_e_2022_05_17_22_03_53_out.L2:ft_nicodg_sinfeedback_e_2022_05_17_22_03_53_out.L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4.8399999999999">
                <text:p>74.83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7.6130000000001">
                <text:p>87.613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0.529">
                <text:p>130.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9.892">
                <text:p>119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5.797">
                <text:p>75.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.806">
                <text:p>21.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5.476">
                <text:p>75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0.443">
                <text:p>130.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1.028">
                <text:p>121.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0.289">
                <text:p>130.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6.5660000000001">
                <text:p>66.566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9.11">
                <text:p>149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57.264">
                <text:p>257.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4.839">
                <text:p>114.8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66.827">
                <text:p>766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35.799">
                <text:p>135.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-5.375">
                <text:p>-5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9.786">
                <text:p>199.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15.334">
                <text:p>115.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53.092">
                <text:p>53.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7.567">
                <text:p>87.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27.879">
                <text:p>-27.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3.4739999999999">
                <text:p>83.473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3.6320000000001">
                <text:p>93.632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-56.633">
                <text:p>-56.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-6.92600000000004">
                <text:p>-6.92600000000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26.388">
                <text:p>-26.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0.744">
                <text:p>70.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1.753">
                <text:p>151.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6.616">
                <text:p>56.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7.798">
                <text:p>87.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6.578">
                <text:p>46.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40.491">
                <text:p>140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817">
                <text:p>14.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9.337">
                <text:p>69.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6.049">
                <text:p>76.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4.36000000000001">
                <text:p>-4.36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9.423">
                <text:p>69.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0.078">
                <text:p>50.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6.936">
                <text:p>76.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8.65899999999999">
                <text:p>-8.658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-44.127">
                <text:p>-44.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84.8099999999999">
                <text:p>84.80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41.814">
                <text:p>141.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76.789">
                <text:p>76.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3.197">
                <text:p>53.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32.293">
                <text:p>32.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56.5869999999999">
                <text:p>56.586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90.883">
                <text:p>90.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55.5959999999999">
                <text:p>55.595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99.5740000000001">
                <text:p>99.574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203.452">
                <text:p>203.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1.407">
                <text:p>21.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72.5819999999999">
                <text:p>72.581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07.27">
                <text:p>107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16.025">
                <text:p>116.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35.282">
                <text:p>235.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0.792">
                <text:p>170.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89.006">
                <text:p>189.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10.271">
                <text:p>210.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84.45">
                <text:p>184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21.007">
                <text:p>221.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45.256">
                <text:p>245.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30.095">
                <text:p>130.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43.505">
                <text:p>243.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26.252">
                <text:p>326.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68.468">
                <text:p>368.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20.234">
                <text:p>320.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89.948">
                <text:p>189.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87.733">
                <text:p>187.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70.255">
                <text:p>270.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70.564">
                <text:p>170.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63.804">
                <text:p>63.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05.033">
                <text:p>105.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09.824">
                <text:p>109.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59.302">
                <text:p>59.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106.079">
                <text:p>106.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42.752">
                <text:p>42.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176.467">
                <text:p>176.4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161.491">
                <text:p>161.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161.294">
                <text:p>161.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07.62">
                <text:p>107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248.508">
                <text:p>248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196.512">
                <text:p>196.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234.503">
                <text:p>234.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5.085">
                <text:p>45.0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42.0999999999999">
                <text:p>42.0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30.62">
                <text:p>230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28.544">
                <text:p>128.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78.5519999999999">
                <text:p>78.551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3.002">
                <text:p>153.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20.555">
                <text:p>120.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89.2439999999999">
                <text:p>89.243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4.052">
                <text:p>44.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33.21">
                <text:p>133.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93.8280000000001">
                <text:p>93.828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00.364">
                <text:p>100.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.35899999999998">
                <text:p>3.3589999999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15.783">
                <text:p>115.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48.289">
                <text:p>148.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326.479">
                <text:p>326.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-54.466">
                <text:p>-54.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-26.893">
                <text:p>-26.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100.584">
                <text:p>100.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39.832">
                <text:p>39.8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35.8579999999999">
                <text:p>35.857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48.696">
                <text:p>48.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225.002">
                <text:p>225.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-2.60000000000014">
                <text:p>-2.600000000000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18.1069999999999">
                <text:p>18.106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99.5790000000001">
                <text:p>99.579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36.044">
                <text:p>136.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174.327">
                <text:p>174.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75.788">
                <text:p>175.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41.263">
                <text:p>141.2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09.522">
                <text:p>109.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30.487">
                <text:p>130.4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99.813">
                <text:p>199.8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64.808">
                <text:p>164.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6.424">
                <text:p>126.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5.641">
                <text:p>45.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31.095">
                <text:p>31.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.59600000000006">
                <text:p>2.596000000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36.675">
                <text:p>136.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1.348">
                <text:p>21.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32.037">
                <text:p>32.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1.576">
                <text:p>11.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64.8310000000001">
                <text:p>64.831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5.81299999999999">
                <text:p>5.81299999999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24.7909999999999">
                <text:p>-24.790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